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41cm" fo:min-width="3.041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812cm" fo:min-width="2.456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36cm" fo:min-width="2.181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0.67cm"/>
    </style:style>
    <style:style style:name="gr5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16cm" fo:min-width="2.161cm" fo:padding-top="0.135cm" fo:padding-bottom="0.135cm" fo:padding-left="0.26cm" fo:padding-right="0.26cm"/>
    </style:style>
    <style:style style:name="gr6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157cm" fo:min-width="0.338cm" fo:padding-top="0.145cm" fo:padding-bottom="0.145cm" fo:padding-left="0.27cm" fo:padding-right="0.27cm"/>
    </style:style>
    <style:style style:name="gr7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21cm" fo:min-width="3.021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792cm" fo:min-width="2.436cm" fo:padding-top="0.135cm" fo:padding-bottom="0.135cm" fo:padding-left="0.26cm" fo:padding-right="0.26cm"/>
    </style:style>
    <style:style style:name="gr9" style:family="graphic" style:parent-style-name="standard">
      <style:graphic-properties svg:stroke-width="0.05cm" svg:stroke-color="#000000" draw:marker-start-width="0.3cm" draw:marker-end-width="0.3cm" draw:fill-color="#ffffff" draw:textarea-horizontal-align="justify" draw:textarea-vertical-align="middle" draw:auto-grow-height="false" fo:min-height="1.001cm" fo:min-width="0.451cm" fo:padding-top="0.15cm" fo:padding-bottom="0.15cm" fo:padding-left="0.275cm" fo:padding-right="0.275cm" draw:shadow="hidden"/>
    </style:style>
    <style:style style:name="gr10" style:family="graphic" style:parent-style-name="objectwithoutfill">
      <style:graphic-properties svg:stroke-width="0.05cm" svg:stroke-color="#000000" draw:marker-start-width="0.3cm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039cm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1cm" svg:stroke-color="#0000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603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</style:style>
    <style:style style:name="P3" style:family="paragraph">
      <loext:graphic-properties draw:fill="solid" draw:fill-color="#94bd5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MU Sans Serif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cm" svg:height="3.505cm" svg:x="0.141cm" svg:y="3.0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955cm" svg:height="3.299cm" svg:x="0.382cm" svg:y="7.3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.68cm" svg:height="2.217cm" svg:x="0.588cm" svg:y="0.19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1.272cm" svg:height="0.92cm" svg:x="1.304cm" svg:y="0.141cm">
          <draw:text-box>
            <text:p text:style-name="P1"><text:span text:style-name="T1">v1</text:span></text:p>
          </draw:text-box>
        </draw:frame>
        <draw:custom-shape draw:style-name="gr5" draw:text-style-name="P3" draw:layer="layout" svg:width="2.68cm" svg:height="2.217cm" svg:x="4.279cm" svg:y="0.1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1.272cm" svg:height="0.92cm" svg:x="4.995cm" svg:y="0.139cm">
          <draw:text-box>
            <text:p text:style-name="P1"><text:span text:style-name="T1">v2</text:span></text:p>
          </draw:text-box>
        </draw:frame>
        <draw:custom-shape draw:style-name="gr5" draw:text-style-name="P3" draw:layer="layout" svg:width="2.68cm" svg:height="2.217cm" svg:x="7.488cm" svg:y="0.1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5" draw:layer="layout" svg:width="0.878cm" svg:height="0.447cm" svg:x="7.755cm" svg:y="1.6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878cm" svg:height="0.447cm" svg:x="7.755cm" svg:y="1.65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72cm" svg:height="0.92cm" svg:x="8.204cm" svg:y="0.144cm">
          <draw:text-box>
            <text:p text:style-name="P1"><text:span text:style-name="T1">v3</text:span></text:p>
          </draw:text-box>
        </draw:frame>
        <draw:custom-shape draw:style-name="gr5" draw:text-style-name="P3" draw:layer="layout" svg:width="2.68cm" svg:height="2.217cm" svg:x="10.63cm" svg:y="0.2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1.272cm" svg:height="0.92cm" svg:x="11.346cm" svg:y="0.166cm">
          <draw:text-box>
            <text:p text:style-name="P1"><text:span text:style-name="T1">v4</text:span></text:p>
          </draw:text-box>
        </draw:frame>
        <draw:custom-shape draw:style-name="gr5" draw:text-style-name="P3" draw:layer="layout" svg:width="2.68cm" svg:height="2.217cm" svg:x="13.855cm" svg:y="0.2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1.272cm" svg:height="0.92cm" svg:x="14.571cm" svg:y="0.155cm">
          <draw:text-box>
            <text:p text:style-name="P1"><text:span text:style-name="T1">v5</text:span></text:p>
          </draw:text-box>
        </draw:frame>
        <draw:frame draw:style-name="gr4" draw:text-style-name="P4" draw:layer="layout" svg:width="1.272cm" svg:height="0.92cm" svg:x="1.324cm" svg:y="3.182cm">
          <draw:text-box>
            <text:p text:style-name="P1"><text:span text:style-name="T1">v1</text:span></text:p>
          </draw:text-box>
        </draw:frame>
        <draw:custom-shape draw:style-name="gr7" draw:text-style-name="P1" draw:layer="layout" svg:width="3.54cm" svg:height="3.505cm" svg:x="11.08cm" svg:y="3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1.272cm" svg:height="0.92cm" svg:x="12.263cm" svg:y="3.111cm">
          <draw:text-box>
            <text:p text:style-name="P1"><text:span text:style-name="T1">v2</text:span></text:p>
          </draw:text-box>
        </draw:frame>
        <draw:frame draw:style-name="gr4" draw:text-style-name="P4" draw:layer="layout" svg:width="1.272cm" svg:height="0.92cm" svg:x="1.258cm" svg:y="7.415cm">
          <draw:text-box>
            <text:p text:style-name="P1"><text:span text:style-name="T1">v1</text:span></text:p>
          </draw:text-box>
        </draw:frame>
        <draw:custom-shape draw:style-name="gr8" draw:text-style-name="P2" draw:layer="layout" svg:width="2.955cm" svg:height="3.299cm" svg:x="4.982cm" svg:y="7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1.272cm" svg:height="0.92cm" svg:x="5.858cm" svg:y="7.395cm">
          <draw:text-box>
            <text:p text:style-name="P1"><text:span text:style-name="T1">v2</text:span></text:p>
          </draw:text-box>
        </draw:frame>
        <draw:custom-shape draw:style-name="gr8" draw:text-style-name="P2" draw:layer="layout" svg:width="2.955cm" svg:height="3.299cm" svg:x="8.967cm" svg:y="7.3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1.272cm" svg:height="0.92cm" svg:x="9.843cm" svg:y="7.428cm">
          <draw:text-box>
            <text:p text:style-name="P1"><text:span text:style-name="T1">v3</text:span></text:p>
          </draw:text-box>
        </draw:frame>
        <draw:g>
          <draw:path draw:style-name="gr9" draw:text-style-name="P6" draw:layer="layout" svg:width="2.135cm" svg:height="2.807cm" svg:x="14.355cm" svg:y="8.09cm" svg:viewBox="0 0 2136 2808" svg:d="M0 0c0 936 0 1872 0 2808 712 0 1424 0 2136 0 0-936 0-1872 0-2808-712 0-1424 0-2136 0zM0 0zM2136 2808z">
            <text:p/>
          </draw:path>
          <draw:path draw:style-name="gr10" draw:text-style-name="P5" draw:layer="layout" svg:width="0.639cm" svg:height="0cm" svg:x="15.107cm" svg:y="8.418cm" svg:viewBox="0 0 640 0" svg:d="M0 0c216 0 424 0 640 0">
            <text:p/>
          </draw:path>
          <draw:path draw:style-name="gr10" draw:text-style-name="P5" draw:layer="layout" svg:width="1.703cm" svg:height="0cm" svg:x="14.571cm" svg:y="8.842cm" svg:viewBox="0 0 1704 0" svg:d="M0 0c568 0 1136 0 1704 0">
            <text:p/>
          </draw:path>
          <draw:path draw:style-name="gr10" draw:text-style-name="P5" draw:layer="layout" svg:width="1.703cm" svg:height="0cm" svg:x="14.571cm" svg:y="9.058cm" svg:viewBox="0 0 1704 0" svg:d="M0 0c568 0 1136 0 1704 0">
            <text:p/>
          </draw:path>
          <draw:path draw:style-name="gr10" draw:text-style-name="P5" draw:layer="layout" svg:width="1.703cm" svg:height="0cm" svg:x="14.571cm" svg:y="9.274cm" svg:viewBox="0 0 1704 0" svg:d="M0 0c568 0 1136 0 1704 0">
            <text:p/>
          </draw:path>
          <draw:path draw:style-name="gr10" draw:text-style-name="P5" draw:layer="layout" svg:width="1.703cm" svg:height="0cm" svg:x="14.571cm" svg:y="9.49cm" svg:viewBox="0 0 1704 0" svg:d="M0 0c568 0 1136 0 1704 0">
            <text:p/>
          </draw:path>
          <draw:path draw:style-name="gr10" draw:text-style-name="P5" draw:layer="layout" svg:width="1.703cm" svg:height="0cm" svg:x="14.571cm" svg:y="9.714cm" svg:viewBox="0 0 1704 0" svg:d="M0 0c568 0 1136 0 1704 0">
            <text:p/>
          </draw:path>
          <draw:path draw:style-name="gr10" draw:text-style-name="P5" draw:layer="layout" svg:width="1.703cm" svg:height="0cm" svg:x="14.571cm" svg:y="9.922cm" svg:viewBox="0 0 1704 0" svg:d="M0 0c568 0 1136 0 1704 0">
            <text:p/>
          </draw:path>
          <draw:path draw:style-name="gr10" draw:text-style-name="P5" draw:layer="layout" svg:width="1.703cm" svg:height="0cm" svg:x="14.571cm" svg:y="10.138cm" svg:viewBox="0 0 1704 0" svg:d="M0 0c568 0 1136 0 1704 0">
            <text:p/>
          </draw:path>
          <draw:path draw:style-name="gr10" draw:text-style-name="P5" draw:layer="layout" svg:width="1.703cm" svg:height="0cm" svg:x="14.571cm" svg:y="10.354cm" svg:viewBox="0 0 1704 0" svg:d="M0 0c568 0 1136 0 1704 0">
            <text:p/>
          </draw:path>
          <draw:path draw:style-name="gr10" draw:text-style-name="P5" draw:layer="layout" svg:width="1.703cm" svg:height="0cm" svg:x="14.571cm" svg:y="10.57cm" svg:viewBox="0 0 1704 0" svg:d="M0 0c568 0 1136 0 1704 0">
            <text:p/>
          </draw:path>
        </draw:g>
        <draw:custom-shape draw:style-name="gr7" draw:text-style-name="P1" draw:layer="layout" svg:width="3.54cm" svg:height="3.505cm" svg:x="11.081cm" svg:y="3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1.272cm" svg:height="0.92cm" svg:x="12.264cm" svg:y="3.111cm">
          <draw:text-box>
            <text:p text:style-name="P1"><text:span text:style-name="T1">v2</text:span></text:p>
          </draw:text-box>
        </draw:frame>
        <draw:custom-shape draw:style-name="gr11" draw:text-style-name="P5" draw:layer="layout" svg:width="0.579cm" svg:height="0.928cm" svg:x="1.963cm" svg:y="4.517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134cm" svg:y1="9.158cm" svg:x2="2.646cm" svg:y2="5.002cm">
          <text:p/>
        </draw:line>
        <draw:custom-shape draw:style-name="gr13" draw:text-style-name="P5" draw:layer="layout" svg:width="1.143cm" svg:height="0.928cm" svg:x="5.629cm" svg:y="8.839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175cm" svg:y1="9.624cm" svg:x2="6.868cm" svg:y2="9.298cm">
          <text:p/>
        </draw:line>
        <draw:line draw:style-name="gr12" draw:text-style-name="P5" draw:layer="layout" svg:x1="14.148cm" svg:y1="8.678cm" svg:x2="8.454cm" svg:y2="2.2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8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3T07:28:33.266990516</dc:date>
    <dc:creator>Tobias Kuhn</dc:creator>
    <meta:editing-duration>PT19M16S</meta:editing-duration>
    <meta:editing-cycles>12</meta:editing-cycles>
    <meta:generator>LibreOffice/5.3.1.2$Linux_X86_64 LibreOffice_project/30m0$Build-2</meta:generator>
    <meta:document-statistic meta:object-count="41"/>
  </office:meta>
</office:document-meta>
</file>